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standard">
      <style:graphic-properties draw:fill="solid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color="#0000ff"/>
    </style:style>
    <style:style style:name="T1" style:family="text">
      <style:text-properties fo:color="#0000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rect draw:style-name="gr1" draw:text-style-name="P1" xml:id="id1" draw:id="id1" draw:layer="layout" svg:width="3.4cm" svg:height="1.1cm" svg:x="3.7cm" svg:y="3.758cm">
            <text:p text:style-name="P1">subpacket1</text:p>
          </draw:rect>
          <draw:frame draw:style-name="gr2" xml:id="id2" draw:id="id2" draw:layer="layout" svg:width="3.783cm" svg:height="0.962cm" svg:x="7cm" svg:y="6.258cm">
            <draw:text-box>
              <text:p>module1.py</text:p>
            </draw:text-box>
          </draw:frame>
          <draw:frame draw:style-name="gr2" xml:id="id3" draw:id="id3" draw:layer="layout" svg:width="3.783cm" svg:height="0.962cm" svg:x="7.017cm" svg:y="7.358cm">
            <draw:text-box>
              <text:p>module2.py</text:p>
            </draw:text-box>
          </draw:frame>
          <draw:connector draw:style-name="gr3" draw:text-style-name="P1" draw:layer="layout" svg:x1="5.4cm" svg:y1="4.858cm" svg:x2="7cm" svg:y2="6.739cm" draw:start-shape="id1" draw:start-glue-point="2" draw:end-shape="id2" draw:end-glue-point="3" svg:d="m5400 4858v1881h1600">
            <text:p/>
          </draw:connector>
          <draw:connector draw:style-name="gr3" draw:text-style-name="P1" draw:layer="layout" svg:x1="5.4cm" svg:y1="4.858cm" svg:x2="7.017cm" svg:y2="7.839cm" draw:start-shape="id1" draw:start-glue-point="2" draw:end-shape="id3" draw:end-glue-point="3" svg:d="m5400 4858v2981h1617">
            <text:p/>
          </draw:connector>
          <draw:rect draw:style-name="gr4" draw:text-style-name="P1" xml:id="id9" draw:id="id9" draw:layer="layout" svg:width="3.4cm" svg:height="1.1cm" svg:x="0.2cm" svg:y="0.482cm">
            <text:p text:style-name="P1">packet1</text:p>
          </draw:rect>
          <draw:frame draw:style-name="gr2" draw:text-style-name="P2" xml:id="id10" draw:id="id10" draw:layer="layout" svg:width="3.575cm" svg:height="0.962cm" svg:x="3.6cm" svg:y="1.982cm">
            <draw:text-box>
              <text:p><text:span text:style-name="T1">__init__.py</text:span></text:p>
            </draw:text-box>
          </draw:frame>
          <draw:frame draw:style-name="gr2" draw:text-style-name="P2" xml:id="id4" draw:id="id4" draw:layer="layout" svg:width="3.575cm" svg:height="0.962cm" svg:x="7.001cm" svg:y="5.158cm">
            <draw:text-box>
              <text:p><text:span text:style-name="T1">__init__.py</text:span></text:p>
            </draw:text-box>
          </draw:frame>
          <draw:connector draw:style-name="gr3" draw:text-style-name="P1" draw:layer="layout" svg:x1="7.001cm" svg:y1="5.639cm" svg:x2="5.4cm" svg:y2="4.858cm" draw:start-shape="id4" draw:start-glue-point="3" draw:end-shape="id1" draw:end-glue-point="2" svg:d="m7001 5639h-1601v-781">
            <text:p/>
          </draw:connector>
          <draw:rect draw:style-name="gr1" draw:text-style-name="P1" xml:id="id5" draw:id="id5" draw:layer="layout" svg:width="3.4cm" svg:height="1.1cm" svg:x="3.699cm" svg:y="8.957cm">
            <text:p text:style-name="P1">subpacket2</text:p>
          </draw:rect>
          <draw:frame draw:style-name="gr2" xml:id="id6" draw:id="id6" draw:layer="layout" svg:width="3.783cm" svg:height="0.962cm" svg:x="6.999cm" svg:y="11.457cm">
            <draw:text-box>
              <text:p>module1.py</text:p>
            </draw:text-box>
          </draw:frame>
          <draw:frame draw:style-name="gr2" xml:id="id7" draw:id="id7" draw:layer="layout" svg:width="3.783cm" svg:height="0.962cm" svg:x="7.016cm" svg:y="12.557cm">
            <draw:text-box>
              <text:p>module2.py</text:p>
            </draw:text-box>
          </draw:frame>
          <draw:connector draw:style-name="gr3" draw:text-style-name="P1" draw:layer="layout" svg:x1="5.399cm" svg:y1="10.057cm" svg:x2="6.999cm" svg:y2="11.938cm" draw:start-shape="id5" draw:start-glue-point="2" draw:end-shape="id6" draw:end-glue-point="3" svg:d="m5399 10057v1881h1600">
            <text:p/>
          </draw:connector>
          <draw:connector draw:style-name="gr3" draw:text-style-name="P1" draw:layer="layout" svg:x1="5.399cm" svg:y1="10.057cm" svg:x2="7.016cm" svg:y2="13.038cm" draw:start-shape="id5" draw:start-glue-point="2" draw:end-shape="id7" draw:end-glue-point="3" svg:d="m5399 10057v2981h1617">
            <text:p/>
          </draw:connector>
          <draw:frame draw:style-name="gr2" draw:text-style-name="P2" xml:id="id8" draw:id="id8" draw:layer="layout" svg:width="3.575cm" svg:height="0.962cm" svg:x="7cm" svg:y="10.357cm">
            <draw:text-box>
              <text:p><text:span text:style-name="T1">__init__.py</text:span></text:p>
            </draw:text-box>
          </draw:frame>
          <draw:connector draw:style-name="gr3" draw:text-style-name="P1" draw:layer="layout" svg:x1="7cm" svg:y1="10.838cm" svg:x2="5.399cm" svg:y2="10.057cm" draw:start-shape="id8" draw:start-glue-point="3" draw:end-shape="id5" draw:end-glue-point="2" svg:d="m7000 10838h-1601v-781">
            <text:p/>
          </draw:connector>
          <draw:connector draw:style-name="gr3" draw:text-style-name="P1" draw:layer="layout" svg:x1="3.699cm" svg:y1="9.507cm" svg:x2="1.9cm" svg:y2="1.582cm" draw:start-shape="id5" draw:start-glue-point="3" draw:end-shape="id9" svg:d="m3699 9507h-1799v-7925">
            <text:p/>
          </draw:connector>
          <draw:connector draw:style-name="gr3" draw:text-style-name="P1" draw:layer="layout" svg:x1="3.7cm" svg:y1="4.308cm" svg:x2="1.9cm" svg:y2="1.582cm" draw:start-shape="id1" draw:start-glue-point="3" draw:end-shape="id9" draw:end-glue-point="2" svg:d="m3700 4308h-1800v-2726">
            <text:p/>
          </draw:connector>
          <draw:connector draw:style-name="gr3" draw:text-style-name="P1" draw:layer="layout" svg:x1="3.6cm" svg:y1="2.463cm" svg:x2="1.9cm" svg:y2="1.582cm" draw:start-shape="id10" draw:start-glue-point="3" draw:end-shape="id9" draw:end-glue-point="2" svg:d="m3600 2463h-1700v-881">
            <text:p/>
          </draw:connector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1cm" fo:page-height="1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6-03T15:11:24</meta:creation-date>
    <dc:date>2013-07-03T15:19:04</dc:date>
    <meta:editing-duration>PT10M34S</meta:editing-duration>
    <meta:editing-cycles>2</meta:editing-cycles>
    <meta:generator>OpenOffice.org/3.4.1$Unix OpenOffice.org_project/341m1$Build-9593</meta:generator>
    <meta:document-statistic meta:object-count="20"/>
  </office:meta>
</office:document-meta>
</file>